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3" style:family="table">
      <style:table-properties style:width="6.6931in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background-color="#5983b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be480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#80808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#ffbf00" fo:padding="0.0382in" fo:border="0.5pt solid #000000" style:writing-mode="page">
        <style:background-image/>
      </style:table-cell-properties>
    </style:style>
    <style:style style:name="Table7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7.D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7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D4" style:family="table-cell">
      <style:table-cell-properties style:vertical-align=""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background-color="#0d8eb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#ec9ba4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#c9211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padding="0.0382in" fo:border="0.5pt solid #000000" style:writing-mode="page"/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8.D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D4" style:family="table-cell">
      <style:table-cell-properties style:vertical-align="" fo:padding="0.0382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77bc65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8e86ae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8d1d75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D1" style:family="table-cell">
      <style:table-cell-properties fo:background-color="#158466" fo:padding="0.0201in" fo:border="0.0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6.D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D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9pt" officeooo:rsid="0020e314" officeooo:paragraph-rsid="0020e314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14pt" fo:language="pl" fo:country="PL" fo:font-weight="bold" officeooo:rsid="000b541f" officeooo:paragraph-rsid="010033b1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1174214" officeooo:paragraph-rsid="01227b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11a136f" officeooo:paragraph-rsid="01227bb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12aad1a" officeooo:paragraph-rsid="012aad1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137fead" officeooo:paragraph-rsid="0137fea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13a6d68" officeooo:paragraph-rsid="013a6d68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13b66f1" officeooo:paragraph-rsid="013b66f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13b66f1" officeooo:paragraph-rsid="013d503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143b728" officeooo:paragraph-rsid="0143b72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144dcd3" officeooo:paragraph-rsid="0144dcd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236bb3b" officeooo:paragraph-rsid="0236bb3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1227bbe" officeooo:paragraph-rsid="01227bbe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1227bbe" officeooo:paragraph-rsid="0137fea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13b66f1" officeooo:paragraph-rsid="018c6fae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143b728" officeooo:paragraph-rsid="0143b72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2359bb4" officeooo:paragraph-rsid="02359bb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normal" officeooo:rsid="01174214" officeooo:paragraph-rsid="01227bbe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8pt" fo:language="pl" fo:country="PL" officeooo:rsid="000b541f" officeooo:paragraph-rsid="000b541f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0pt" fo:language="pl" fo:country="PL" fo:font-weight="normal" officeooo:rsid="01691096" officeooo:paragraph-rsid="02728859" style:font-name-asian="Noto Serif CJK SC" style:font-size-asian="10pt" style:font-weight-asian="normal" style:font-name-complex="Lohit Devanagari1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0pt" fo:language="pl" fo:country="PL" fo:font-weight="normal" officeooo:rsid="011a136f" officeooo:paragraph-rsid="02728859" style:font-name-asian="Noto Serif CJK SC" style:font-size-asian="10pt" style:font-weight-asian="normal" style:font-name-complex="Lohit Devanagari1" style:font-size-complex="10pt" style:font-weight-complex="normal"/>
    </style:style>
    <style:style style:name="P22" style:family="paragraph" style:parent-style-name="Standard">
      <style:text-properties officeooo:paragraph-rsid="01227bbe"/>
    </style:style>
    <style:style style:name="P23" style:family="paragraph" style:parent-style-name="Standard">
      <style:text-properties officeooo:paragraph-rsid="013d503d"/>
    </style:style>
    <style:style style:name="P24" style:family="paragraph" style:parent-style-name="Standard">
      <style:text-properties officeooo:paragraph-rsid="02728859"/>
    </style:style>
    <style:style style:name="P25" style:family="paragraph" style:parent-style-name="Heading_20_1" style:list-style-name="L3">
      <style:paragraph-properties fo:text-align="center" style:justify-single-word="false"/>
      <style:text-properties officeooo:paragraph-rsid="0273dbc0"/>
    </style:style>
    <style:style style:name="P26" style:family="paragraph" style:parent-style-name="Heading_20_1">
      <style:paragraph-properties fo:text-align="center" style:justify-single-word="false"/>
      <style:text-properties fo:font-size="10pt" fo:language="pl" fo:country="PL" fo:font-weight="normal" officeooo:rsid="01154214" officeooo:paragraph-rsid="02728859" style:font-size-asian="10pt" style:font-weight-asian="normal" style:font-size-complex="10pt" style:font-weight-complex="normal"/>
    </style:style>
    <style:style style:name="P27" style:family="paragraph" style:parent-style-name="Standard" style:list-style-name="L3">
      <style:text-properties officeooo:paragraph-rsid="0273dbc0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0pt" fo:language="pl" fo:country="PL" fo:font-weight="normal" officeooo:rsid="0165af69" officeooo:paragraph-rsid="02728859" style:font-size-asian="10pt" style:font-weight-asian="normal" style:font-size-complex="10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0pt" fo:language="pl" fo:country="PL" fo:font-weight="normal" officeooo:rsid="0273dbc0" officeooo:paragraph-rsid="0273dbc0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0pt" fo:language="pl" fo:country="PL" fo:font-weight="normal" officeooo:rsid="01154214" officeooo:paragraph-rsid="02728859" style:font-name-asian="Noto Serif CJK SC" style:font-size-asian="10pt" style:font-weight-asian="normal" style:font-name-complex="Lohit Devanagari1" style:font-size-complex="10pt" style:font-weight-complex="normal"/>
    </style:style>
    <style:style style:name="P31" style:family="paragraph" style:parent-style-name="Standard">
      <style:text-properties officeooo:paragraph-rsid="02728859"/>
    </style:style>
    <style:style style:name="P32" style:family="paragraph" style:parent-style-name="Standard">
      <style:text-properties fo:font-weight="bold" officeooo:paragraph-rsid="0273dbc0" style:font-weight-asian="bold" style:font-weight-complex="bold"/>
    </style:style>
    <style:style style:name="P33" style:family="paragraph" style:parent-style-name="Standard">
      <style:text-properties officeooo:paragraph-rsid="0273dbc0"/>
    </style:style>
    <style:style style:name="P34" style:family="paragraph" style:parent-style-name="Standard">
      <style:text-properties officeooo:paragraph-rsid="027471ac"/>
    </style:style>
    <style:style style:name="P35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3f9f7" officeooo:paragraph-rsid="0133f9f7" style:font-size-asian="10pt" style:font-size-complex="10pt"/>
    </style:style>
    <style:style style:name="P36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3f9f7" officeooo:paragraph-rsid="013d503d" style:font-size-asian="10pt" style:font-size-complex="10pt"/>
    </style:style>
    <style:style style:name="P37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c9f4b" officeooo:paragraph-rsid="01311071" style:font-size-asian="10pt" style:font-size-complex="10pt"/>
    </style:style>
    <style:style style:name="P38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c9f4b" officeooo:paragraph-rsid="0132bb86" style:font-size-asian="10pt" style:font-size-complex="10pt"/>
    </style:style>
    <style:style style:name="P39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c9f4b" officeooo:paragraph-rsid="01476840" style:font-size-asian="10pt" style:font-size-complex="10pt"/>
    </style:style>
    <style:style style:name="P40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c9f4b" officeooo:paragraph-rsid="0144dcd3" style:font-size-asian="10pt" style:font-size-complex="10pt"/>
    </style:style>
    <style:style style:name="P41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c9f4b" officeooo:paragraph-rsid="027471ac" style:font-size-asian="10pt" style:font-size-complex="10pt"/>
    </style:style>
    <style:style style:name="P42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11071" officeooo:paragraph-rsid="01311071" style:font-size-asian="10pt" style:font-size-complex="10pt"/>
    </style:style>
    <style:style style:name="P43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11071" officeooo:paragraph-rsid="013c105a" style:font-size-asian="10pt" style:font-size-complex="10pt"/>
    </style:style>
    <style:style style:name="P44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1ee5c" officeooo:paragraph-rsid="01499738" style:font-size-asian="10pt" style:font-size-complex="10pt"/>
    </style:style>
    <style:style style:name="P45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1ee5c" officeooo:paragraph-rsid="0141ee5c" style:font-size-asian="10pt" style:font-size-complex="10pt"/>
    </style:style>
    <style:style style:name="P46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2bb86" officeooo:paragraph-rsid="0132bb86" style:font-size-asian="10pt" style:font-size-complex="10pt"/>
    </style:style>
    <style:style style:name="P47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aa34f5" officeooo:paragraph-rsid="01aa34f5" style:font-size-asian="10pt" style:font-size-complex="10pt"/>
    </style:style>
    <style:style style:name="P48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aca97c" officeooo:paragraph-rsid="01aca97c" style:font-size-asian="10pt" style:font-size-complex="10pt"/>
    </style:style>
    <style:style style:name="P49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e78eb" officeooo:paragraph-rsid="013e78eb" style:font-size-asian="10pt" style:font-size-complex="10pt"/>
    </style:style>
    <style:style style:name="P50" style:family="paragraph" style:parent-style-name="Table_20_Contents" style:list-style-name="L1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1a136f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11a136f" officeooo:paragraph-rsid="027471ac" style:font-size-asian="10pt" style:font-size-complex="10pt"/>
    </style:style>
    <style:style style:name="P52" style:family="paragraph" style:parent-style-name="Table_20_Contents" style:list-style-name="L1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7fead" style:font-size-asian="10pt" style:font-size-complex="10pt"/>
    </style:style>
    <style:style style:name="P53" style:family="paragraph" style:parent-style-name="Table_20_Contents" style:list-style-name="L1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7fead" officeooo:paragraph-rsid="013e8d1f" style:font-size-asian="10pt" style:font-size-complex="10pt"/>
    </style:style>
    <style:style style:name="P54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00448" officeooo:paragraph-rsid="01400448" style:font-size-asian="10pt" style:font-size-complex="10pt"/>
    </style:style>
    <style:style style:name="P55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00448" officeooo:paragraph-rsid="027471ac" style:font-size-asian="10pt" style:font-size-complex="10pt"/>
    </style:style>
    <style:style style:name="P56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e69f85" officeooo:paragraph-rsid="01e69f85" style:font-size-asian="10pt" style:font-size-complex="10pt"/>
    </style:style>
    <style:style style:name="P57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4dcd3" officeooo:paragraph-rsid="0144dcd3" style:font-size-asian="10pt" style:font-size-complex="10pt"/>
    </style:style>
    <style:style style:name="P58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4dcd3" officeooo:paragraph-rsid="01e82753" style:font-size-asian="10pt" style:font-size-complex="10pt"/>
    </style:style>
    <style:style style:name="P59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2359bb4" officeooo:paragraph-rsid="02359bb4" style:font-size-asian="10pt" style:font-size-complex="10pt"/>
    </style:style>
    <style:style style:name="P60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2639c92" officeooo:paragraph-rsid="02639c92" style:font-size-asian="10pt" style:font-size-complex="10pt"/>
    </style:style>
    <style:style style:name="P61" style:family="paragraph" style:parent-style-name="Table_20_Contents" style:list-style-name="L1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2657e91" officeooo:paragraph-rsid="02657e91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1174214" officeooo:paragraph-rsid="027471a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12802dd" officeooo:paragraph-rsid="027471ac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128a948" officeooo:paragraph-rsid="027471ac" style:font-size-asian="10pt" style:font-size-complex="10pt"/>
    </style:style>
    <style:style style:name="P65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8a948" officeooo:paragraph-rsid="027471a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128ce9d" officeooo:paragraph-rsid="027471ac" style:font-size-asian="10pt" style:font-size-complex="10pt"/>
    </style:style>
    <style:style style:name="P67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aa2a0c" officeooo:paragraph-rsid="027471ac" style:font-size-asian="10pt" style:font-size-complex="10pt"/>
    </style:style>
    <style:style style:name="P68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44748" officeooo:paragraph-rsid="027471ac" style:font-size-asian="10pt" style:font-size-complex="10pt"/>
    </style:style>
    <style:style style:name="P69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304a1f" officeooo:paragraph-rsid="027471ac" style:font-size-asian="10pt" style:font-size-complex="10pt"/>
    </style:style>
    <style:style style:name="P70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26a526" officeooo:paragraph-rsid="027471ac" style:font-size-asian="10pt" style:font-size-complex="10pt"/>
    </style:style>
    <style:style style:name="P71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90daef" officeooo:paragraph-rsid="027471ac" style:font-size-asian="10pt" style:font-size-complex="10pt"/>
    </style:style>
    <style:style style:name="P72" style:family="paragraph" style:parent-style-name="Table_20_Contents" style:list-style-name="L2">
      <loext:graphic-properties draw:fill="none"/>
      <style:paragraph-properties fo:margin-left="0.4in" fo:margin-right="0in" fo:margin-top="0in" fo:margin-bottom="0in" style:contextual-spacing="false" fo:line-height="100%" fo:text-align="start" style:justify-single-word="false" fo:orphans="0" fo:widows="0" fo:text-indent="-0.45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officeooo:rsid="0143b728" officeooo:paragraph-rsid="027471ac" style:font-size-asian="10pt" style:font-size-complex="10pt"/>
    </style:style>
    <style:style style:name="P73" style:family="paragraph" style:parent-style-name="Table_20_Contents" style:list-style-name="L1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fo:font-weight="bold" officeooo:rsid="01227bbe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0pt" fo:font-weight="bold" officeooo:rsid="01227bbe" officeooo:paragraph-rsid="027471ac" style:font-size-asian="10pt" style:font-weight-asian="bold" style:font-size-complex="10pt" style:font-weight-complex="bold"/>
    </style:style>
    <style:style style:name="P75" style:family="paragraph" style:parent-style-name="Table_20_Contents" style:list-style-name="L1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fo:padding="0.0799in" fo:border="none" text:number-lines="false" text:line-number="0" style:snap-to-layout-grid="false">
        <style:tab-stops/>
      </style:paragraph-properties>
      <style:text-properties fo:font-size="10pt" fo:font-weight="bold" officeooo:rsid="013e8d1f" officeooo:paragraph-rsid="013e8d1f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0pt" fo:font-weight="bold" officeooo:rsid="01174214" officeooo:paragraph-rsid="027471ac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0pt" fo:font-weight="bold" officeooo:rsid="012101ce" officeooo:paragraph-rsid="027471ac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pt" fo:font-weight="normal" officeooo:rsid="01174214" officeooo:paragraph-rsid="027471ac" style:font-size-asian="10pt" style:font-weight-asian="normal" style:font-size-complex="10pt" style:font-weight-complex="normal"/>
    </style:style>
    <style:style style:name="T1" style:family="text">
      <style:text-properties officeooo:rsid="003c8755"/>
    </style:style>
    <style:style style:name="T2" style:family="text">
      <style:text-properties fo:font-size="6pt"/>
    </style:style>
    <style:style style:name="T3" style:family="text">
      <style:text-properties fo:font-size="6pt" officeooo:rsid="01244748"/>
    </style:style>
    <style:style style:name="T4" style:family="text">
      <style:text-properties fo:font-size="6pt" officeooo:rsid="013111cd"/>
    </style:style>
    <style:style style:name="T5" style:family="text">
      <style:text-properties fo:font-size="6pt" officeooo:rsid="013237a9"/>
    </style:style>
    <style:style style:name="T6" style:family="text">
      <style:text-properties fo:font-size="6pt" officeooo:rsid="0144dcd3"/>
    </style:style>
    <style:style style:name="T7" style:family="text">
      <style:text-properties fo:font-size="6pt" officeooo:rsid="014b7c58"/>
    </style:style>
    <style:style style:name="T8" style:family="text">
      <style:text-properties fo:font-size="6pt" officeooo:rsid="014e9c4b"/>
    </style:style>
    <style:style style:name="T9" style:family="text">
      <style:text-properties fo:font-size="6pt" officeooo:rsid="015114d8"/>
    </style:style>
    <style:style style:name="T10" style:family="text">
      <style:text-properties style:font-name="Liberation Serif1" style:font-name-asian="Noto Serif CJK SC" style:font-name-complex="Lohit Devanagari1"/>
    </style:style>
    <style:style style:name="T11" style:family="text">
      <style:text-properties style:font-name="Liberation Serif1" officeooo:rsid="01691096" style:font-name-asian="Noto Serif CJK SC" style:font-name-complex="Lohit Devanagari1"/>
    </style:style>
    <style:style style:name="T12" style:family="text">
      <style:text-properties style:font-name="Liberation Serif1" officeooo:rsid="016e52c3" style:font-name-asian="Noto Serif CJK SC" style:font-name-complex="Lohit Devanagari1"/>
    </style:style>
    <style:style style:name="T13" style:family="text">
      <style:text-properties style:font-name="Liberation Serif1" fo:font-size="18pt" fo:font-weight="bold" officeooo:rsid="01691096" style:font-name-asian="Noto Serif CJK SC" style:font-size-asian="18pt" style:font-weight-asian="bold" style:font-name-complex="Lohit Devanagari1" style:font-size-complex="18pt" style:font-weight-complex="bold"/>
    </style:style>
    <style:style style:name="T14" style:family="text">
      <style:text-properties officeooo:rsid="011bf35b"/>
    </style:style>
    <style:style style:name="T15" style:family="text">
      <style:text-properties officeooo:rsid="01227bbe"/>
    </style:style>
    <style:style style:name="T16" style:family="text">
      <style:text-properties officeooo:rsid="01304a1f"/>
    </style:style>
    <style:style style:name="T17" style:family="text">
      <style:text-properties officeooo:rsid="01311071"/>
    </style:style>
    <style:style style:name="T18" style:family="text">
      <style:text-properties officeooo:rsid="0132bb86"/>
    </style:style>
    <style:style style:name="T19" style:family="text">
      <style:text-properties officeooo:rsid="01367691"/>
    </style:style>
    <style:style style:name="T20" style:family="text">
      <style:text-properties officeooo:rsid="0137fead"/>
    </style:style>
    <style:style style:name="T21" style:family="text">
      <style:text-properties officeooo:rsid="013a6d68"/>
    </style:style>
    <style:style style:name="T22" style:family="text">
      <style:text-properties officeooo:rsid="013e78eb"/>
    </style:style>
    <style:style style:name="T23" style:family="text">
      <style:text-properties officeooo:rsid="013e8d1f"/>
    </style:style>
    <style:style style:name="T24" style:family="text">
      <style:text-properties officeooo:rsid="0146db79"/>
    </style:style>
    <style:style style:name="T25" style:family="text">
      <style:text-properties officeooo:rsid="01481e83"/>
    </style:style>
    <style:style style:name="T26" style:family="text">
      <style:text-properties officeooo:rsid="01499738"/>
    </style:style>
    <style:style style:name="T27" style:family="text">
      <style:text-properties officeooo:rsid="014d1903"/>
    </style:style>
    <style:style style:name="T28" style:family="text">
      <style:text-properties officeooo:rsid="015026b0"/>
    </style:style>
    <style:style style:name="T29" style:family="text">
      <style:text-properties officeooo:rsid="01508b8f"/>
    </style:style>
    <style:style style:name="T30" style:family="text">
      <style:text-properties officeooo:rsid="018c379e"/>
    </style:style>
    <style:style style:name="T31" style:family="text">
      <style:text-properties officeooo:rsid="0190daef"/>
    </style:style>
    <style:style style:name="T32" style:family="text">
      <style:text-properties officeooo:rsid="019f1beb"/>
    </style:style>
    <style:style style:name="T33" style:family="text">
      <style:text-properties style:font-name="Liberation Sans" fo:font-size="18pt" fo:font-weight="bold" officeooo:rsid="02130de9" style:font-name-asian="Noto Sans CJK SC" style:font-size-asian="18pt" style:font-weight-asian="bold" style:font-name-complex="Lohit Devanagari1" style:font-size-complex="18pt" style:font-weight-complex="bold"/>
    </style:style>
    <style:style style:name="T34" style:family="text">
      <style:text-properties officeooo:rsid="01e69e8d"/>
    </style:style>
    <style:style style:name="T35" style:family="text">
      <style:text-properties officeooo:rsid="02657e91"/>
    </style:style>
    <style:style style:name="T36" style:family="text">
      <style:text-properties officeooo:rsid="02709b56"/>
    </style:style>
    <style:style style:name="T37" style:family="text">
      <style:text-properties officeooo:rsid="02728859"/>
    </style:style>
    <style:style style:name="T38" style:family="text">
      <style:text-properties officeooo:rsid="02741868"/>
    </style:style>
    <style:style style:name="T39" style:family="text">
      <style:text-properties officeooo:rsid="02747555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Rozpoczęto: <text:span text:style-name="T1">31</text:span>/0<text:span text:style-name="T1">1</text:span>/2023</text:p>
          </table:table-cell>
          <table:table-cell table:style-name="Table3.A1" office:value-type="string">
            <text:p text:style-name="P2"><text:span text:style-name="T36">28</text:span>/0<text:span text:style-name="T36">2</text:span>/202<text:span text:style-name="T36">5</text:span></text:p>
          </table:table-cell>
          <table:table-cell table:style-name="Table3.A1" office:value-type="string">
            <text:p text:style-name="P1"/>
          </table:table-cell>
        </table:table-row>
      </table:table>
      <text:p text:style-name="Standard"/>
      <text:p text:style-name="P32">Jest to część raportu z 2023 roku:</text:p>
      <text:list xml:id="list3924581929" text:style-name="L3">
        <text:list-item>
          <text:p text:style-name="P27">dokument: dziennik-ja-i-moj-czas_stara-wersja.odt</text:p>
        </text:list-item>
        <text:list-item>
          <text:p text:style-name="P27">katalog: no/rozwoj/dzienniki-i-zeszyty/202<text:span text:style-name="T37">3</text:span></text:p>
        </text:list-item>
      </text:list>
      <text:p text:style-name="P33"/>
      <text:list xml:id="list135010929347268" text:continue-numbering="true" text:style-name="L3">
        <text:list-header>
          <text:h text:style-name="P25" text:outline-level="1"><text:bookmark-start text:name="__RefHeading___Toc1068_1932458577"/>B<text:span text:style-name="T33">loki czasowe</text:span><text:bookmark-end text:name="__RefHeading___Toc1068_1932458577"/></text:h>
        </text:list-header>
        <text:list-item text:start-value="1">
          <text:p text:style-name="P29"><text:span text:style-name="T11">B</text:span><text:span text:style-name="T10">loki na podstawie kursu 52-Notatki zarzadzanie czasem</text:span></text:p>
        </text:list-item>
        <text:list-item>
          <text:p text:style-name="P29"><text:span text:style-name="T10">praca w bolkach co 10 minut</text:span></text:p>
        </text:list-item>
        <text:list-item>
          <text:p text:style-name="P29"><text:span text:style-name="T10">napisalem do tego mój program komputerowy → zarzadzanie czasem</text:span></text:p>
        </text:list-item>
      </text:list>
      <text:p text:style-name="Standard"/>
      <text:p text:style-name="Standard"/>
      <text:p text:style-name="P34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78">Blok 1</text:p>
          </table:table-cell>
          <table:table-cell table:style-name="Table6.B1" office:value-type="string">
            <text:p text:style-name="P51">Blok 2</text:p>
          </table:table-cell>
          <table:table-cell table:style-name="Table6.C1" office:value-type="string">
            <text:p text:style-name="P51">Blok 3</text:p>
          </table:table-cell>
          <table:table-cell table:style-name="Table6.D1" office:value-type="string">
            <text:p text:style-name="P51">Blok 4</text:p>
          </table:table-cell>
        </table:table-row>
        <table:table-row table:style-name="Table6.1">
          <table:table-cell table:style-name="Table6.A2" office:value-type="string">
            <text:p text:style-name="P76">ROZWÓJ <text:span text:style-name="T14">OSOBISTY</text:span></text:p>
          </table:table-cell>
          <table:table-cell table:style-name="Table6.A2" office:value-type="string">
            <text:p text:style-name="P77">ROZWÓJ W PRACY</text:p>
          </table:table-cell>
          <table:table-cell table:style-name="Table6.A2" office:value-type="string">
            <text:p text:style-name="P77">SZUKANIE PRACY</text:p>
          </table:table-cell>
          <table:table-cell table:style-name="Table6.D2" office:value-type="string">
            <text:p text:style-name="P74">ZDROWIE, <text:span text:style-name="T32">SPORT,</text:span></text:p>
            <text:p text:style-name="P74">OSTRZENIE PIŁY</text:p>
          </table:table-cell>
        </table:table-row>
        <table:table-row table:style-name="Table6.1">
          <table:table-cell table:style-name="Table6.A3" office:value-type="string">
            <text:p text:style-name="P62">60-90 min</text:p>
          </table:table-cell>
          <table:table-cell table:style-name="Table6.B3" office:value-type="string">
            <text:p text:style-name="P63">30 – 90 min</text:p>
          </table:table-cell>
          <table:table-cell table:style-name="Table6.B3" office:value-type="string">
            <text:p text:style-name="P64">30-90 min</text:p>
          </table:table-cell>
          <table:table-cell table:style-name="Table6.D3" office:value-type="string">
            <text:p text:style-name="P66"><text:span text:style-name="T19">3</text:span>0-90 min</text:p>
          </table:table-cell>
        </table:table-row>
        <table:table-row table:style-name="Table6.1">
          <table:table-cell table:style-name="Table6.A4" office:value-type="string">
            <text:list xml:id="list4162064018" text:style-name="L2">
              <text:list-item>
                <text:p text:style-name="P67">Planowanie</text:p>
              </text:list-item>
              <text:list-item>
                <text:p text:style-name="P68">Mel Robbins <text:span text:style-name="T2">(podcast, kurs)</text:span></text:p>
              </text:list-item>
              <text:list-item>
                <text:p text:style-name="P68">Klub 555</text:p>
              </text:list-item>
              <text:list-item>
                <text:p text:style-name="P68">Kusznierewicz <text:span text:style-name="T2">(kurs)</text:span></text:p>
              </text:list-item>
              <text:list-item>
                <text:p text:style-name="P68">Michał Szafrański <text:span text:style-name="T2">(blog, finansowy ninga)</text:span></text:p>
              </text:list-item>
              <text:list-item>
                <text:p text:style-name="P68">Atlas pasywnego inwestora</text:p>
              </text:list-item>
              <text:list-item>
                <text:p text:style-name="P68">Trader 21</text:p>
              </text:list-item>
              <text:list-item>
                <text:p text:style-name="P68">Oszajca <text:span text:style-name="T2">(epuby, kursy)</text:span></text:p>
              </text:list-item>
              <text:list-item>
                <text:p text:style-name="P68">Daniłoś <text:span text:style-name="T2">(wyzwania)</text:span></text:p>
              </text:list-item>
              <text:list-item>
                <text:p text:style-name="P68">Lech</text:p>
              </text:list-item>
              <text:list-item>
                <text:p text:style-name="P68">Karzełek <text:span text:style-name="T2">(7 dni challange)</text:span></text:p>
              </text:list-item>
              <text:list-item>
                <text:p text:style-name="P68">Barszczewski</text:p>
              </text:list-item>
              <text:list-item>
                <text:p text:style-name="P68">Sitkiewicz</text:p>
              </text:list-item>
              <text:list-item>
                <text:p text:style-name="P69">Czytanie</text:p>
              </text:list-item>
            </text:list>
          </table:table-cell>
          <table:table-cell table:style-name="Table6.B4" office:value-type="string">
            <text:list xml:id="list135009436717720" text:continue-list="list4162064018" text:style-name="L2">
              <text:list-item text:start-value="1">
                <text:p text:style-name="P70">Python</text:p>
              </text:list-item>
              <text:list-item>
                <text:p text:style-name="P70">ML, DL</text:p>
              </text:list-item>
              <text:list-item>
                <text:p text:style-name="P70">Czytanie</text:p>
              </text:list-item>
              <text:list-item>
                <text:p text:style-name="P70">Azzure <text:span text:style-name="T3">(kurs od Samaneh)</text:span></text:p>
              </text:list-item>
              <text:list-item>
                <text:p text:style-name="P68">Gimp (?)</text:p>
              </text:list-item>
            </text:list>
          </table:table-cell>
          <table:table-cell table:style-name="Table6.B4" office:value-type="string">
            <text:list xml:id="list135009308110056" text:continue-list="list135009436717720" text:style-name="L2">
              <text:list-item text:start-value="1">
                <text:p text:style-name="P65">CV</text:p>
              </text:list-item>
              <text:list-item>
                <text:p text:style-name="P65">LinkedIn</text:p>
              </text:list-item>
              <text:list-item>
                <text:p text:style-name="P65">FB</text:p>
              </text:list-item>
            </text:list>
          </table:table-cell>
          <table:table-cell table:style-name="Table6.D4" office:value-type="string">
            <text:list xml:id="list135009641786925" text:continue-list="list135009308110056" text:style-name="L2">
              <text:list-item text:start-value="1">
                <text:p text:style-name="P41">Siłka <text:span text:style-name="T3">(kanclerz)</text:span></text:p>
              </text:list-item>
              <text:list-item>
                <text:p text:style-name="P41">P<text:span text:style-name="T31">TX</text:span></text:p>
              </text:list-item>
              <text:list-item>
                <text:p text:style-name="P41"><text:span text:style-name="T17">S</text:span>port <text:span text:style-name="T3">(rower, spacer,...)</text:span></text:p>
              </text:list-item>
              <text:list-item>
                <text:p text:style-name="P71">Drzemka</text:p>
              </text:list-item>
              <text:list-item>
                <text:p text:style-name="P41">Czytanie </text:p>
              </text:list-item>
              <text:list-item>
                <text:p text:style-name="P55">Wycieczki w góry</text:p>
                <text:p text:style-name="P72"/>
              </text:list-item>
            </text:list>
          </table:table-cell>
        </table:table-row>
      </table:table>
      <text:p text:style-name="P34"/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8">Blok <text:span text:style-name="T39">5</text:span></text:p>
          </table:table-cell>
          <table:table-cell table:style-name="Table7.B1" office:value-type="string">
            <text:p text:style-name="P4">Blok <text:span text:style-name="T39">6</text:span></text:p>
          </table:table-cell>
          <table:table-cell table:style-name="Table7.C1" office:value-type="string">
            <text:p text:style-name="P4">Blok <text:span text:style-name="T39">7</text:span></text:p>
          </table:table-cell>
          <table:table-cell table:style-name="Table7.D1" office:value-type="string">
            <text:p text:style-name="P7">Blok <text:span text:style-name="T39">8</text:span></text:p>
          </table:table-cell>
        </table:table-row>
        <table:table-row>
          <table:table-cell table:style-name="Table7.A2" office:value-type="string">
            <text:p text:style-name="P13">ZŁOTA GODZINA</text:p>
          </table:table-cell>
          <table:table-cell table:style-name="Table7.A2" office:value-type="string">
            <text:p text:style-name="P14">PORZĄDKI, WYRZUCANIE, PRACE DOMOWE</text:p>
          </table:table-cell>
          <table:table-cell table:style-name="Table7.A2" office:value-type="string">
            <text:p text:style-name="P14">DOKUMENTY BIEŻĄCE, OPŁATY</text:p>
          </table:table-cell>
          <table:table-cell table:style-name="Table7.D2" office:value-type="string">
            <text:p text:style-name="P15"><text:span text:style-name="T30">ZAKUPY,<text:line-break/></text:span>SP<text:span text:style-name="T24">R</text:span>AWY RÓŻNE</text:p>
          </table:table-cell>
        </table:table-row>
        <table:table-row>
          <table:table-cell table:style-name="Table7.A3" office:value-type="string">
            <text:p text:style-name="P3"><text:span text:style-name="T16">3</text:span>0-90 min</text:p>
          </table:table-cell>
          <table:table-cell table:style-name="Table7.B3" office:value-type="string">
            <text:p text:style-name="P5"><text:span text:style-name="T20">1</text:span>0-90 min</text:p>
          </table:table-cell>
          <table:table-cell table:style-name="Table7.B3" office:value-type="string">
            <text:p text:style-name="P6">15-60 min</text:p>
          </table:table-cell>
          <table:table-cell table:style-name="Table7.D3" office:value-type="string">
            <text:p text:style-name="P8">30 <text:span text:style-name="T28">min</text:span>-4 h</text:p>
          </table:table-cell>
        </table:table-row>
        <table:table-row>
          <table:table-cell table:style-name="Table7.A4" office:value-type="string">
            <text:list xml:id="list1534807936" text:style-name="L1">
              <text:list-item text:start-value="1">
                <text:p text:style-name="P35">Złota godzina</text:p>
              </text:list-item>
              <text:list-item>
                <text:p text:style-name="P35">Plany, marzenia</text:p>
              </text:list-item>
              <text:list-item>
                <text:p text:style-name="P35">Dzienniki <text:span text:style-name="T3">(wdzięczności, sukcesów,..)</text:span></text:p>
              </text:list-item>
              <text:list-item>
                <text:p text:style-name="P35">Najlepszy rok ‘23</text:p>
              </text:list-item>
              <text:list-item>
                <text:p text:style-name="P35">Selfmastery.<text:span text:style-name="T27">pl</text:span></text:p>
              </text:list-item>
              <text:list-item>
                <text:p text:style-name="P35"><text:span text:style-name="T25">R</text:span><text:span text:style-name="T34">Rutkowski</text:span></text:p>
              </text:list-item>
              <text:list-item>
                <text:p text:style-name="P35"><text:soft-page-break/>Planowanie </text:p>
              </text:list-item>
              <text:list-item>
                <text:p text:style-name="P35">Rozmowa ze sobą</text:p>
              </text:list-item>
            </text:list>
          </table:table-cell>
          <table:table-cell table:style-name="Table7.B4" office:value-type="string">
            <text:list xml:id="list135010059779153" text:continue-list="list1534807936" text:style-name="L1">
              <text:list-item text:start-value="1">
                <text:p text:style-name="P37"><text:span text:style-name="T17">Zdjęcia</text:span> <text:span text:style-name="T3">(</text:span><text:span text:style-name="T5">porządki</text:span><text:span text:style-name="T3">)</text:span></text:p>
              </text:list-item>
              <text:list-item>
                <text:p text:style-name="P42">Dyski HDD <text:span text:style-name="T2">(kopie </text:span><text:span text:style-name="T7">bezpieczeństwa</text:span><text:span text:style-name="T2">, </text:span><text:span text:style-name="T4">porządki</text:span><text:span text:style-name="T2">)</text:span></text:p>
              </text:list-item>
              <text:list-item>
                <text:p text:style-name="P43">Instalacje</text:p>
              </text:list-item>
              <text:list-item>
                <text:p text:style-name="P44"><text:span text:style-name="T26">P</text:span>race domowe <text:span text:style-name="T3">(sprzątanie, prasowanie, odkurzanie, wyrzucanie, mycie podłogi, łazienka, kuchnia)</text:span></text:p>
              </text:list-item>
              <text:list-item>
                <text:p text:style-name="P45"><text:soft-page-break/></text:p>
              </text:list-item>
            </text:list>
          </table:table-cell>
          <table:table-cell table:style-name="Table7.B4" office:value-type="string">
            <text:list xml:id="list135010960868546" text:continue-list="list135010059779153" text:style-name="L1">
              <text:list-item text:start-value="1">
                <text:p text:style-name="P38"><text:span text:style-name="T18">Finanse</text:span> </text:p>
              </text:list-item>
              <text:list-item>
                <text:p text:style-name="P46">E-maile</text:p>
              </text:list-item>
              <text:list-item>
                <text:p text:style-name="P46">Opłaty</text:p>
              </text:list-item>
              <text:list-item>
                <text:p text:style-name="P47">Porządki <text:span text:style-name="T5">(kartki, opisy)</text:span></text:p>
              </text:list-item>
              <text:list-item>
                <text:p text:style-name="P48">Telefony</text:p>
              </text:list-item>
            </text:list>
          </table:table-cell>
          <table:table-cell table:style-name="Table7.D4" office:value-type="string">
            <text:list xml:id="list135009476582843" text:continue-list="list135010960868546" text:style-name="L1">
              <text:list-item text:start-value="1">
                <text:p text:style-name="P39"><text:span text:style-name="T22">Wszelkie wyjścia z domu </text:span><text:span text:style-name="T3">(zakupy, fryzjer)</text:span></text:p>
              </text:list-item>
              <text:list-item>
                <text:p text:style-name="P49"/>
              </text:list-item>
            </text:list>
          </table:table-cell>
        </table:table-row>
      </table:table>
      <text:p text:style-name="P22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list xml:id="list135008962709289" text:continue-numbering="true" text:style-name="L1">
              <text:list-header>
                <text:p text:style-name="P50">Blok <text:span text:style-name="T39">9</text:span></text:p>
              </text:list-header>
            </text:list>
          </table:table-cell>
          <table:table-cell table:style-name="Table8.B1" office:value-type="string">
            <text:list xml:id="list135009900484441" text:continue-numbering="true" text:style-name="L1">
              <text:list-header>
                <text:p text:style-name="P50">Blok <text:span text:style-name="T39">10</text:span></text:p>
              </text:list-header>
            </text:list>
          </table:table-cell>
          <table:table-cell table:style-name="Table8.C1" office:value-type="string">
            <text:p text:style-name="P10">Blok <text:span text:style-name="T39">11</text:span></text:p>
          </table:table-cell>
          <table:table-cell table:style-name="Table8.D1" office:value-type="string">
            <text:p text:style-name="P12">Blok <text:span text:style-name="T39">12</text:span></text:p>
          </table:table-cell>
        </table:table-row>
        <table:table-row>
          <table:table-cell table:style-name="Table8.A2" office:value-type="string">
            <text:list xml:id="list135009754498816" text:continue-numbering="true" text:style-name="L1">
              <text:list-header>
                <text:p text:style-name="P73">NORWESKI</text:p>
              </text:list-header>
            </text:list>
          </table:table-cell>
          <table:table-cell table:style-name="Table8.A2" office:value-type="string">
            <text:list xml:id="list135009274179781" text:continue-numbering="true" text:style-name="L1">
              <text:list-header>
                <text:p text:style-name="P75">ŻYCIE TOWARZYSKIE</text:p>
              </text:list-header>
            </text:list>
          </table:table-cell>
          <table:table-cell table:style-name="Table8.A2" office:value-type="string">
            <text:p text:style-name="P16">POSIŁKI, ROZRYWKA</text:p>
          </table:table-cell>
          <table:table-cell table:style-name="Table8.D2" office:value-type="string">
            <text:p text:style-name="P17">HOBBY (?)</text:p>
          </table:table-cell>
        </table:table-row>
        <table:table-row>
          <table:table-cell table:style-name="Table8.A3" office:value-type="string">
            <text:list xml:id="list135008938840414" text:continue-numbering="true" text:style-name="L1">
              <text:list-header>
                <text:p text:style-name="P52">60-90 min</text:p>
              </text:list-header>
            </text:list>
          </table:table-cell>
          <table:table-cell table:style-name="Table8.B3" office:value-type="string">
            <text:list xml:id="list135009760649982" text:continue-numbering="true" text:style-name="L1">
              <text:list-header>
                <text:p text:style-name="P53"><text:span text:style-name="T23">30 </text:span><text:span text:style-name="T29">min </text:span>- <text:span text:style-name="T23">12h</text:span></text:p>
              </text:list-header>
            </text:list>
          </table:table-cell>
          <table:table-cell table:style-name="Table8.B3" office:value-type="string">
            <text:p text:style-name="P11">15-60 min</text:p>
          </table:table-cell>
          <table:table-cell table:style-name="Table8.D3" office:value-type="string">
            <text:p text:style-name="P9"/>
          </table:table-cell>
        </table:table-row>
        <table:table-row>
          <table:table-cell table:style-name="Table8.A4" office:value-type="string">
            <text:list xml:id="list135009724675797" text:continue-list="list135009760649982" text:style-name="L1">
              <text:list-item text:start-value="1">
                <text:p text:style-name="P36"/>
              </text:list-item>
            </text:list>
          </table:table-cell>
          <table:table-cell table:style-name="Table8.B4" office:value-type="string">
            <text:list xml:id="list135008951674421" text:continue-list="list135009724675797" text:style-name="L1">
              <text:list-item text:start-value="1">
                <text:p text:style-name="P54">Wszelkie spotkania z przyjaciółmi</text:p>
              </text:list-item>
              <text:list-item>
                <text:p text:style-name="P56">Rozmowy telefoniczne</text:p>
                <text:p text:style-name="P54"/>
              </text:list-item>
            </text:list>
          </table:table-cell>
          <table:table-cell table:style-name="Table8.B4" office:value-type="string">
            <text:list xml:id="list135009850133987" text:continue-list="list135008951674421" text:style-name="L1">
              <text:list-item text:start-value="1">
                <text:p text:style-name="P57">Posiłki</text:p>
              </text:list-item>
              <text:list-item>
                <text:p text:style-name="P58">Higiena <text:span text:style-name="T3">(prysznic, golenie , toaleta,...)</text:span></text:p>
              </text:list-item>
              <text:list-item>
                <text:p text:style-name="P40">Muzyka</text:p>
              </text:list-item>
              <text:list-item>
                <text:p text:style-name="P40"><text:span text:style-name="T17">R</text:span>ozrywka <text:span text:style-name="T3">(</text:span><text:span text:style-name="T8">N</text:span><text:span text:style-name="T3">etflix, </text:span><text:span text:style-name="T6">YT, </text:span><text:span text:style-name="T9">wiadomości</text:span><text:span text:style-name="T3">)</text:span></text:p>
              </text:list-item>
            </text:list>
          </table:table-cell>
          <table:table-cell table:style-name="Table8.D4" office:value-type="string">
            <text:list xml:id="list135009750003239" text:continue-list="list135009850133987" text:style-name="L1">
              <text:list-item text:start-value="1">
                <text:p text:style-name="P59">Gotowanie</text:p>
              </text:list-item>
              <text:list-item>
                <text:p text:style-name="P60">Programowani<text:span text:style-name="T35">e</text:span></text:p>
              </text:list-item>
              <text:list-item>
                <text:p text:style-name="P61">Norweski (?)</text:p>
              </text:list-item>
            </text:list>
          </table:table-cell>
        </table:table-row>
      </table:table>
      <text:p text:style-name="P23"/>
      <text:p text:style-name="P23"/>
      <text:p text:style-name="P23"/>
      <text:p text:style-name="P24"/>
      <text:p text:style-name="P24"/>
      <text:p text:style-name="P24"/>
      <text:h text:style-name="P26" text:outline-level="1" text:is-list-header="true"><text:span text:style-name="T13"/>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orphans="0" fo:widows="0" fo:text-indent="0in" style:auto-text-indent="false" style:page-number="auto" fo:padding="0.0799in" fo:border="none" text:number-lines="false" text:line-number="0" style:snap-to-layout-grid="false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0:39:17.908686977</meta:creation-date>
    <meta:generator>LibreOffice/7.3.7.2$Linux_X86_64 LibreOffice_project/30$Build-2</meta:generator>
    <dc:date>2025-02-28T13:50:08.749087469</dc:date>
    <meta:editing-duration>PT19H12M35S</meta:editing-duration>
    <meta:editing-cycles>533</meta:editing-cycles>
    <meta:document-statistic meta:table-count="4" meta:image-count="0" meta:object-count="0" meta:page-count="2" meta:paragraph-count="103" meta:word-count="305" meta:character-count="1844" meta:non-whitespace-character-count="1640"/>
  </office:meta>
</office:document-meta>
</file>